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26.41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33.21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49.28mm"/>
    </style:style>
    <style:style style:name="co11" style:family="table-column">
      <style:table-column-properties fo:break-before="auto" style:column-width="31.31mm"/>
    </style:style>
    <style:style style:name="co12" style:family="table-column">
      <style:table-column-properties fo:break-before="auto" style:column-width="43.83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text-position=""/>
    </style:style>
    <style:style style:name="ce2" style:family="table-cell" style:parent-style-name="Default" style:data-style-name="N84"/>
    <style:style style:name="ce3" style:family="table-cell" style:parent-style-name="Default" style:data-style-name="N1"/>
    <style:style style:name="ce4" style:family="table-cell" style:parent-style-name="Default" style:data-style-name="N11"/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INPUT DATA" table:style-name="ta1">
        <table:table-column table:style-name="co10" table:default-cell-style-name="ce2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Default" office:value-type="string" calcext:value-type="string">
            <text:p>VARIAB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OMMEN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amount</text:p>
          </table:table-cell>
          <table:table-cell office:value-type="float" office:value="561744.19" calcext:value-type="float">
            <text:p>561744,19</text:p>
          </table:table-cell>
          <table:table-cell office:value-type="string" calcext:value-type="string">
            <text:p>Сумма долга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eriod</text:p>
          </table:table-cell>
          <table:table-cell table:style-name="ce3" office:value-type="float" office:value="72" calcext:value-type="float">
            <text:p>72</text:p>
          </table:table-cell>
          <table:table-cell office:value-type="string" calcext:value-type="string">
            <text:p>Срок кредита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disbursementDate</text:p>
          </table:table-cell>
          <table:table-cell table:style-name="ce2" office:value-type="date" office:date-value="2019-05-10" calcext:value-type="date">
            <text:p>2019-05-10</text:p>
          </table:table-cell>
          <table:table-cell office:value-type="string" calcext:value-type="string">
            <text:p>Дата выдачи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ate</text:p>
          </table:table-cell>
          <table:table-cell table:style-name="ce4" office:value-type="percentage" office:value="0.145" calcext:value-type="percentage">
            <text:p>14,50%</text:p>
          </table:table-cell>
          <table:table-cell office:value-type="string" calcext:value-type="string">
            <text:p>Ставка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ventDate</text:p>
          </table:table-cell>
          <table:table-cell table:style-name="ce2" office:value-type="date" office:date-value="2019-06-17" calcext:value-type="date">
            <text:p>2019-06-17</text:p>
          </table:table-cell>
          <table:table-cell office:value-type="string" calcext:value-type="string">
            <text:p>Дата события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REPAYMNENTS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PAYMENTDATE</text:p>
          </table:table-cell>
          <table:table-cell office:value-type="string" calcext:value-type="string">
            <text:p>PAYMENT</text:p>
          </table:table-cell>
          <table:table-cell office:value-type="string" calcext:value-type="string">
            <text:p>PAYMENTDEBT</text:p>
          </table:table-cell>
          <table:table-cell office:value-type="string" calcext:value-type="string">
            <text:p>PAYMENTINT</text:p>
          </table:table-cell>
          <table:table-cell office:value-type="string" calcext:value-type="string">
            <text:p>DEBTREMAINDER</text:p>
          </table:table-cell>
        </table:table-row>
        <table:table-row table:style-name="ro1">
          <table:table-cell office:value-type="date" office:date-value="2019-05-10" calcext:value-type="date">
            <text:p>2019-05-10</text:p>
          </table:table-cell>
          <table:table-cell table:number-columns-repeated="3"/>
          <table:table-cell table:formula="of:=[.B2]" office:value-type="float" office:value="561744.19" calcext:value-type="float">
            <text:p>561744,19</text:p>
          </table:table-cell>
        </table:table-row>
        <table:table-row table:style-name="ro1">
          <table:table-cell office:value-type="date" office:date-value="2019-06-17" calcext:value-type="date">
            <text:p>2019-06-17</text:p>
          </table:table-cell>
          <table:table-cell office:value-type="float" office:value="15708" calcext:value-type="float">
            <text:p>15708</text:p>
          </table:table-cell>
          <table:table-cell office:value-type="float" office:value="7004.81" calcext:value-type="float">
            <text:p>7004,81</text:p>
          </table:table-cell>
          <table:table-cell table:style-name="ce5" office:value-type="string" calcext:value-type="string">
            <text:p>8480.03</text:p>
          </table:table-cell>
          <table:table-cell table:formula="of:=ROUND([.E9]-[.C10];2)" office:value-type="float" office:value="554739.38" calcext:value-type="float">
            <text:p>554739,38</text:p>
          </table:table-cell>
        </table:table-row>
        <table:table-row table:style-name="ro1">
          <table:table-cell office:value-type="date" office:date-value="2019-07-15" calcext:value-type="date">
            <text:p>2019-07-15</text:p>
          </table:table-cell>
          <table:table-cell office:value-type="float" office:value="11680" calcext:value-type="float">
            <text:p>11680</text:p>
          </table:table-cell>
          <table:table-cell office:value-type="float" office:value="5509.47" calcext:value-type="float">
            <text:p>5509,47</text:p>
          </table:table-cell>
          <table:table-cell table:style-name="ce5" office:value-type="float" office:value="6170.53" calcext:value-type="float">
            <text:p>6170,53</text:p>
          </table:table-cell>
          <table:table-cell table:formula="of:=ROUND([.E10]-[.C11];2)" office:value-type="float" office:value="549229.91" calcext:value-type="float">
            <text:p>549229,91</text:p>
          </table:table-cell>
        </table:table-row>
        <table:table-row table:style-name="ro1">
          <table:table-cell office:value-type="date" office:date-value="2019-08-15" calcext:value-type="date">
            <text:p>2019-08-15</text:p>
          </table:table-cell>
          <table:table-cell office:value-type="float" office:value="11680" calcext:value-type="float">
            <text:p>11680</text:p>
          </table:table-cell>
          <table:table-cell office:value-type="float" office:value="4916.19" calcext:value-type="float">
            <text:p>4916,19</text:p>
          </table:table-cell>
          <table:table-cell office:value-type="float" office:value="6763.81" calcext:value-type="float">
            <text:p>6763,81</text:p>
          </table:table-cell>
          <table:table-cell table:formula="of:=ROUND([.E11]-[.C12];2)" office:value-type="float" office:value="544313.72" calcext:value-type="float">
            <text:p>544313,72</text:p>
          </table:table-cell>
        </table:table-row>
        <table:table-row table:style-name="ro1">
          <table:table-cell office:value-type="date" office:date-value="2019-09-16" calcext:value-type="date">
            <text:p>2019-09-16</text:p>
          </table:table-cell>
          <table:table-cell office:value-type="float" office:value="11680" calcext:value-type="float">
            <text:p>11680</text:p>
          </table:table-cell>
          <table:table-cell office:value-type="float" office:value="4760.5" calcext:value-type="float">
            <text:p>4760,5</text:p>
          </table:table-cell>
          <table:table-cell office:value-type="float" office:value="6919.5" calcext:value-type="float">
            <text:p>6919,5</text:p>
          </table:table-cell>
          <table:table-cell table:formula="of:=ROUND([.E12]-[.C13];2)" office:value-type="float" office:value="539553.22" calcext:value-type="float">
            <text:p>539553,22</text:p>
          </table:table-cell>
        </table:table-row>
        <table:table-row table:style-name="ro1">
          <table:table-cell office:value-type="date" office:date-value="2019-10-15" calcext:value-type="date">
            <text:p>2019-10-15</text:p>
          </table:table-cell>
          <table:table-cell office:value-type="float" office:value="11680" calcext:value-type="float">
            <text:p>11680</text:p>
          </table:table-cell>
          <table:table-cell office:value-type="float" office:value="5464.05" calcext:value-type="float">
            <text:p>5464,05</text:p>
          </table:table-cell>
          <table:table-cell office:value-type="float" office:value="6215.95" calcext:value-type="float">
            <text:p>6215,95</text:p>
          </table:table-cell>
          <table:table-cell table:formula="of:=ROUND([.E13]-[.C14];2)" office:value-type="float" office:value="534089.17" calcext:value-type="float">
            <text:p>534089,17</text:p>
          </table:table-cell>
        </table:table-row>
        <table:table-row table:style-name="ro1">
          <table:table-cell office:value-type="date" office:date-value="2019-11-15" calcext:value-type="date">
            <text:p>2019-1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5102.65" calcext:value-type="float">
            <text:p>5102,65</text:p>
          </table:table-cell>
          <table:table-cell office:value-type="float" office:value="6577.35" calcext:value-type="float">
            <text:p>6577,35</text:p>
          </table:table-cell>
          <table:table-cell table:formula="of:=ROUND([.E14]-[.C15];2)" office:value-type="float" office:value="528986.52" calcext:value-type="float">
            <text:p>528986,52</text:p>
          </table:table-cell>
        </table:table-row>
        <table:table-row table:style-name="ro1">
          <table:table-cell office:value-type="date" office:date-value="2019-12-16" calcext:value-type="date">
            <text:p>2019-12-16</text:p>
          </table:table-cell>
          <table:table-cell office:value-type="float" office:value="11680" calcext:value-type="float">
            <text:p>11680</text:p>
          </table:table-cell>
          <table:table-cell office:value-type="float" office:value="5165.49" calcext:value-type="float">
            <text:p>5165,49</text:p>
          </table:table-cell>
          <table:table-cell office:value-type="float" office:value="6514.51" calcext:value-type="float">
            <text:p>6514,51</text:p>
          </table:table-cell>
          <table:table-cell table:formula="of:=ROUND([.E15]-[.C16];2)" office:value-type="float" office:value="523821.03" calcext:value-type="float">
            <text:p>523821,03</text:p>
          </table:table-cell>
        </table:table-row>
        <table:table-row table:style-name="ro1">
          <table:table-cell office:value-type="date" office:date-value="2020-01-15" calcext:value-type="date">
            <text:p>2020-0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5445.73" calcext:value-type="float">
            <text:p>5445,73</text:p>
          </table:table-cell>
          <table:table-cell office:value-type="float" office:value="6234.27" calcext:value-type="float">
            <text:p>6234,27</text:p>
          </table:table-cell>
          <table:table-cell table:formula="of:=ROUND([.E16]-[.C17];2)" office:value-type="float" office:value="518375.3" calcext:value-type="float">
            <text:p>518375,3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office:value-type="float" office:value="11680" calcext:value-type="float">
            <text:p>11680</text:p>
          </table:table-cell>
          <table:table-cell office:value-type="float" office:value="4902.88" calcext:value-type="float">
            <text:p>4902,88</text:p>
          </table:table-cell>
          <table:table-cell office:value-type="float" office:value="6777.12" calcext:value-type="float">
            <text:p>6777,12</text:p>
          </table:table-cell>
          <table:table-cell table:formula="of:=ROUND([.E17]-[.C18];2)" office:value-type="float" office:value="513472.42" calcext:value-type="float">
            <text:p>513472,42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1680" calcext:value-type="float">
            <text:p>11680</text:p>
          </table:table-cell>
          <table:table-cell office:value-type="float" office:value="5984.1" calcext:value-type="float">
            <text:p>5984,1</text:p>
          </table:table-cell>
          <table:table-cell office:value-type="float" office:value="5695.9" calcext:value-type="float">
            <text:p>5695,9</text:p>
          </table:table-cell>
          <table:table-cell table:formula="of:=ROUND([.E18]-[.C19];2)" office:value-type="float" office:value="507488.32" calcext:value-type="float">
            <text:p>507488,32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680" calcext:value-type="float">
            <text:p>11680</text:p>
          </table:table-cell>
          <table:table-cell office:value-type="float" office:value="5648.38" calcext:value-type="float">
            <text:p>5648,38</text:p>
          </table:table-cell>
          <table:table-cell office:value-type="float" office:value="6031.62" calcext:value-type="float">
            <text:p>6031,62</text:p>
          </table:table-cell>
          <table:table-cell table:formula="of:=ROUND([.E19]-[.C20];2)" office:value-type="float" office:value="501839.94" calcext:value-type="float">
            <text:p>501839,94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11680" calcext:value-type="float">
            <text:p>11680</text:p>
          </table:table-cell>
          <table:table-cell office:value-type="float" office:value="5715.5" calcext:value-type="float">
            <text:p>5715,5</text:p>
          </table:table-cell>
          <table:table-cell office:value-type="float" office:value="5964.5" calcext:value-type="float">
            <text:p>5964,5</text:p>
          </table:table-cell>
          <table:table-cell table:formula="of:=ROUND([.E20]-[.C21];2)" office:value-type="float" office:value="496124.44" calcext:value-type="float">
            <text:p>496124,44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1680" calcext:value-type="float">
            <text:p>11680</text:p>
          </table:table-cell>
          <table:table-cell office:value-type="float" office:value="5586.89" calcext:value-type="float">
            <text:p>5586,89</text:p>
          </table:table-cell>
          <table:table-cell office:value-type="float" office:value="6093.11" calcext:value-type="float">
            <text:p>6093,11</text:p>
          </table:table-cell>
          <table:table-cell table:formula="of:=ROUND([.E21]-[.C22];2)" office:value-type="float" office:value="490537.55" calcext:value-type="float">
            <text:p>490537,55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1680" calcext:value-type="float">
            <text:p>11680</text:p>
          </table:table-cell>
          <table:table-cell office:value-type="float" office:value="5849.84" calcext:value-type="float">
            <text:p>5849,84</text:p>
          </table:table-cell>
          <table:table-cell office:value-type="float" office:value="5830.16" calcext:value-type="float">
            <text:p>5830,16</text:p>
          </table:table-cell>
          <table:table-cell table:formula="of:=ROUND([.E22]-[.C23];2)" office:value-type="float" office:value="484687.71" calcext:value-type="float">
            <text:p>484687,71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1680" calcext:value-type="float">
            <text:p>11680</text:p>
          </table:table-cell>
          <table:table-cell office:value-type="float" office:value="5343.3" calcext:value-type="float">
            <text:p>5343,3</text:p>
          </table:table-cell>
          <table:table-cell office:value-type="float" office:value="6336.7" calcext:value-type="float">
            <text:p>6336,7</text:p>
          </table:table-cell>
          <table:table-cell table:formula="of:=ROUND([.E23]-[.C24];2)" office:value-type="float" office:value="479344.41" calcext:value-type="float">
            <text:p>479344,41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172.78" calcext:value-type="float">
            <text:p>6172,78</text:p>
          </table:table-cell>
          <table:table-cell office:value-type="float" office:value="5507.22" calcext:value-type="float">
            <text:p>5507,22</text:p>
          </table:table-cell>
          <table:table-cell table:formula="of:=ROUND([.E24]-[.C25];2)" office:value-type="float" office:value="473171.63" calcext:value-type="float">
            <text:p>473171,63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056.24" calcext:value-type="float">
            <text:p>6056,24</text:p>
          </table:table-cell>
          <table:table-cell office:value-type="float" office:value="5623.76" calcext:value-type="float">
            <text:p>5623,76</text:p>
          </table:table-cell>
          <table:table-cell table:formula="of:=ROUND([.E25]-[.C26];2)" office:value-type="float" office:value="467115.39" calcext:value-type="float">
            <text:p>467115,39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11680" calcext:value-type="float">
            <text:p>11680</text:p>
          </table:table-cell>
          <table:table-cell office:value-type="float" office:value="5758.1" calcext:value-type="float">
            <text:p>5758,1</text:p>
          </table:table-cell>
          <table:table-cell office:value-type="float" office:value="5921.9" calcext:value-type="float">
            <text:p>5921,9</text:p>
          </table:table-cell>
          <table:table-cell table:formula="of:=ROUND([.E26]-[.C27];2)" office:value-type="float" office:value="461357.29" calcext:value-type="float">
            <text:p>461357,29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379.44" calcext:value-type="float">
            <text:p>6379,44</text:p>
          </table:table-cell>
          <table:table-cell office:value-type="float" office:value="5300.56" calcext:value-type="float">
            <text:p>5300,56</text:p>
          </table:table-cell>
          <table:table-cell table:formula="of:=ROUND([.E27]-[.C28];2)" office:value-type="float" office:value="454977.85" calcext:value-type="float">
            <text:p>454977,85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084.82" calcext:value-type="float">
            <text:p>6084,82</text:p>
          </table:table-cell>
          <table:table-cell office:value-type="float" office:value="5595.18" calcext:value-type="float">
            <text:p>5595,18</text:p>
          </table:table-cell>
          <table:table-cell table:formula="of:=ROUND([.E28]-[.C29];2)" office:value-type="float" office:value="448893.03" calcext:value-type="float">
            <text:p>448893,03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151.85" calcext:value-type="float">
            <text:p>6151,85</text:p>
          </table:table-cell>
          <table:table-cell office:value-type="float" office:value="5528.15" calcext:value-type="float">
            <text:p>5528,15</text:p>
          </table:table-cell>
          <table:table-cell table:formula="of:=ROUND([.E29]-[.C30];2)" office:value-type="float" office:value="442741.18" calcext:value-type="float">
            <text:p>442741,18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755.26" calcext:value-type="float">
            <text:p>6755,26</text:p>
          </table:table-cell>
          <table:table-cell office:value-type="float" office:value="4924.74" calcext:value-type="float">
            <text:p>4924,74</text:p>
          </table:table-cell>
          <table:table-cell table:formula="of:=ROUND([.E30]-[.C31];2)" office:value-type="float" office:value="435985.92" calcext:value-type="float">
            <text:p>435985,92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310.8" calcext:value-type="float">
            <text:p>6310,8</text:p>
          </table:table-cell>
          <table:table-cell office:value-type="float" office:value="5369.2" calcext:value-type="float">
            <text:p>5369,2</text:p>
          </table:table-cell>
          <table:table-cell table:formula="of:=ROUND([.E31]-[.C32];2)" office:value-type="float" office:value="429675.12" calcext:value-type="float">
            <text:p>429675,12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1680" calcext:value-type="float">
            <text:p>11680</text:p>
          </table:table-cell>
          <table:table-cell office:value-type="float" office:value="6217.83" calcext:value-type="float">
            <text:p>6217,83</text:p>
          </table:table-cell>
          <table:table-cell office:value-type="float" office:value="5462.17" calcext:value-type="float">
            <text:p>5462,17</text:p>
          </table:table-cell>
          <table:table-cell table:formula="of:=ROUND([.E32]-[.C33];2)" office:value-type="float" office:value="423457.29" calcext:value-type="float">
            <text:p>423457,29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801.54" calcext:value-type="float">
            <text:p>6801,54</text:p>
          </table:table-cell>
          <table:table-cell office:value-type="float" office:value="4878.46" calcext:value-type="float">
            <text:p>4878,46</text:p>
          </table:table-cell>
          <table:table-cell table:formula="of:=ROUND([.E33]-[.C34];2)" office:value-type="float" office:value="416655.75" calcext:value-type="float">
            <text:p>416655,75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714.38" calcext:value-type="float">
            <text:p>6714,38</text:p>
          </table:table-cell>
          <table:table-cell office:value-type="float" office:value="4965.62" calcext:value-type="float">
            <text:p>4965,62</text:p>
          </table:table-cell>
          <table:table-cell table:formula="of:=ROUND([.E34]-[.C35];2)" office:value-type="float" office:value="409941.37" calcext:value-type="float">
            <text:p>409941,37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11680" calcext:value-type="float">
            <text:p>11680</text:p>
          </table:table-cell>
          <table:table-cell office:value-type="float" office:value="6468.7" calcext:value-type="float">
            <text:p>6468,7</text:p>
          </table:table-cell>
          <table:table-cell office:value-type="float" office:value="5211.3" calcext:value-type="float">
            <text:p>5211,3</text:p>
          </table:table-cell>
          <table:table-cell table:formula="of:=ROUND([.E35]-[.C36];2)" office:value-type="float" office:value="403472.67" calcext:value-type="float">
            <text:p>403472,67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871.5" calcext:value-type="float">
            <text:p>6871,5</text:p>
          </table:table-cell>
          <table:table-cell office:value-type="float" office:value="4808.5" calcext:value-type="float">
            <text:p>4808,5</text:p>
          </table:table-cell>
          <table:table-cell table:formula="of:=ROUND([.E36]-[.C37];2)" office:value-type="float" office:value="396601.17" calcext:value-type="float">
            <text:p>396601,17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953.38" calcext:value-type="float">
            <text:p>6953,38</text:p>
          </table:table-cell>
          <table:table-cell office:value-type="float" office:value="4726.62" calcext:value-type="float">
            <text:p>4726,62</text:p>
          </table:table-cell>
          <table:table-cell table:formula="of:=ROUND([.E37]-[.C38];2)" office:value-type="float" office:value="389647.79" calcext:value-type="float">
            <text:p>389647,79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6881.46" calcext:value-type="float">
            <text:p>6881,46</text:p>
          </table:table-cell>
          <table:table-cell office:value-type="float" office:value="4798.54" calcext:value-type="float">
            <text:p>4798,54</text:p>
          </table:table-cell>
          <table:table-cell table:formula="of:=ROUND([.E38]-[.C39];2)" office:value-type="float" office:value="382766.33" calcext:value-type="float">
            <text:p>382766,33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11680" calcext:value-type="float">
            <text:p>11680</text:p>
          </table:table-cell>
          <table:table-cell office:value-type="float" office:value="7118.26" calcext:value-type="float">
            <text:p>7118,26</text:p>
          </table:table-cell>
          <table:table-cell office:value-type="float" office:value="4561.74" calcext:value-type="float">
            <text:p>4561,74</text:p>
          </table:table-cell>
          <table:table-cell table:formula="of:=ROUND([.E39]-[.C40];2)" office:value-type="float" office:value="375648.07" calcext:value-type="float">
            <text:p>375648,0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11680" calcext:value-type="float">
            <text:p>11680</text:p>
          </table:table-cell>
          <table:table-cell office:value-type="float" office:value="6755.41" calcext:value-type="float">
            <text:p>6755,41</text:p>
          </table:table-cell>
          <table:table-cell office:value-type="float" office:value="4924.59" calcext:value-type="float">
            <text:p>4924,59</text:p>
          </table:table-cell>
          <table:table-cell table:formula="of:=ROUND([.E40]-[.C41];2)" office:value-type="float" office:value="368892.66" calcext:value-type="float">
            <text:p>368892,66</text:p>
          </table:table-cell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float" office:value="11680" calcext:value-type="float">
            <text:p>11680</text:p>
          </table:table-cell>
          <table:table-cell office:value-type="float" office:value="7430.15" calcext:value-type="float">
            <text:p>7430,15</text:p>
          </table:table-cell>
          <table:table-cell office:value-type="float" office:value="4249.85" calcext:value-type="float">
            <text:p>4249,85</text:p>
          </table:table-cell>
          <table:table-cell table:formula="of:=ROUND([.E41]-[.C42];2)" office:value-type="float" office:value="361462.51" calcext:value-type="float">
            <text:p>361462,51</text:p>
          </table:table-cell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float" office:value="11680" calcext:value-type="float">
            <text:p>11680</text:p>
          </table:table-cell>
          <table:table-cell office:value-type="float" office:value="7659.35" calcext:value-type="float">
            <text:p>7659,35</text:p>
          </table:table-cell>
          <table:table-cell office:value-type="float" office:value="4020.65" calcext:value-type="float">
            <text:p>4020,65</text:p>
          </table:table-cell>
          <table:table-cell table:formula="of:=ROUND([.E42]-[.C43];2)" office:value-type="float" office:value="353803.16" calcext:value-type="float">
            <text:p>353803,16</text:p>
          </table:table-cell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float" office:value="11680" calcext:value-type="float">
            <text:p>11680</text:p>
          </table:table-cell>
          <table:table-cell office:value-type="float" office:value="7322.89" calcext:value-type="float">
            <text:p>7322,89</text:p>
          </table:table-cell>
          <table:table-cell office:value-type="float" office:value="4357.11" calcext:value-type="float">
            <text:p>4357,11</text:p>
          </table:table-cell>
          <table:table-cell table:formula="of:=ROUND([.E43]-[.C44];2)" office:value-type="float" office:value="346480.27" calcext:value-type="float">
            <text:p>346480,27</text:p>
          </table:table-cell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float" office:value="11680" calcext:value-type="float">
            <text:p>11680</text:p>
          </table:table-cell>
          <table:table-cell office:value-type="float" office:value="7413.07" calcext:value-type="float">
            <text:p>7413,07</text:p>
          </table:table-cell>
          <table:table-cell office:value-type="float" office:value="4266.93" calcext:value-type="float">
            <text:p>4266,93</text:p>
          </table:table-cell>
          <table:table-cell table:formula="of:=ROUND([.E44]-[.C45];2)" office:value-type="float" office:value="339067.2" calcext:value-type="float">
            <text:p>339067,2</text:p>
          </table:table-cell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float" office:value="11680" calcext:value-type="float">
            <text:p>11680</text:p>
          </table:table-cell>
          <table:table-cell office:value-type="float" office:value="7639.06" calcext:value-type="float">
            <text:p>7639,06</text:p>
          </table:table-cell>
          <table:table-cell office:value-type="float" office:value="4040.94" calcext:value-type="float">
            <text:p>4040,94</text:p>
          </table:table-cell>
          <table:table-cell table:formula="of:=ROUND([.E45]-[.C46];2)" office:value-type="float" office:value="331428.14" calcext:value-type="float">
            <text:p>331428,14</text:p>
          </table:table-cell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float" office:value="11680" calcext:value-type="float">
            <text:p>11680</text:p>
          </table:table-cell>
          <table:table-cell office:value-type="float" office:value="7730.1" calcext:value-type="float">
            <text:p>7730,1</text:p>
          </table:table-cell>
          <table:table-cell office:value-type="float" office:value="3949.9" calcext:value-type="float">
            <text:p>3949,9</text:p>
          </table:table-cell>
          <table:table-cell table:formula="of:=ROUND([.E46]-[.C47];2)" office:value-type="float" office:value="323698.04" calcext:value-type="float">
            <text:p>323698,04</text:p>
          </table:table-cell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float" office:value="11680" calcext:value-type="float">
            <text:p>11680</text:p>
          </table:table-cell>
          <table:table-cell office:value-type="float" office:value="7693.63" calcext:value-type="float">
            <text:p>7693,63</text:p>
          </table:table-cell>
          <table:table-cell office:value-type="float" office:value="3986.37" calcext:value-type="float">
            <text:p>3986,37</text:p>
          </table:table-cell>
          <table:table-cell table:formula="of:=ROUND([.E47]-[.C48];2)" office:value-type="float" office:value="316004.41" calcext:value-type="float">
            <text:p>316004,41</text:p>
          </table:table-cell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float" office:value="11680" calcext:value-type="float">
            <text:p>11680</text:p>
          </table:table-cell>
          <table:table-cell office:value-type="float" office:value="7788.38" calcext:value-type="float">
            <text:p>7788,38</text:p>
          </table:table-cell>
          <table:table-cell office:value-type="float" office:value="3891.62" calcext:value-type="float">
            <text:p>3891,62</text:p>
          </table:table-cell>
          <table:table-cell table:formula="of:=ROUND([.E48]-[.C49];2)" office:value-type="float" office:value="308216.03" calcext:value-type="float">
            <text:p>308216,03</text:p>
          </table:table-cell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float" office:value="11680" calcext:value-type="float">
            <text:p>11680</text:p>
          </table:table-cell>
          <table:table-cell office:value-type="float" office:value="7761.86" calcext:value-type="float">
            <text:p>7761,86</text:p>
          </table:table-cell>
          <table:table-cell office:value-type="float" office:value="3918.14" calcext:value-type="float">
            <text:p>3918,14</text:p>
          </table:table-cell>
          <table:table-cell table:formula="of:=ROUND([.E49]-[.C50];2)" office:value-type="float" office:value="300454.17" calcext:value-type="float">
            <text:p>300454,17</text:p>
          </table:table-cell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8218.6" calcext:value-type="float">
            <text:p>8218,6</text:p>
          </table:table-cell>
          <table:table-cell office:value-type="float" office:value="3461.4" calcext:value-type="float">
            <text:p>3461,4</text:p>
          </table:table-cell>
          <table:table-cell table:formula="of:=ROUND([.E50]-[.C51];2)" office:value-type="float" office:value="292235.57" calcext:value-type="float">
            <text:p>292235,57</text:p>
          </table:table-cell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float" office:value="11680" calcext:value-type="float">
            <text:p>11680</text:p>
          </table:table-cell>
          <table:table-cell office:value-type="float" office:value="8197.2" calcext:value-type="float">
            <text:p>8197,2</text:p>
          </table:table-cell>
          <table:table-cell office:value-type="float" office:value="3482.8" calcext:value-type="float">
            <text:p>3482,8</text:p>
          </table:table-cell>
          <table:table-cell table:formula="of:=ROUND([.E51]-[.C52];2)" office:value-type="float" office:value="284038.37" calcext:value-type="float">
            <text:p>284038,37</text:p>
          </table:table-cell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office:value-type="float" office:value="11680" calcext:value-type="float">
            <text:p>11680</text:p>
          </table:table-cell>
          <table:table-cell office:value-type="float" office:value="8069.22" calcext:value-type="float">
            <text:p>8069,22</text:p>
          </table:table-cell>
          <table:table-cell office:value-type="float" office:value="3610.78" calcext:value-type="float">
            <text:p>3610,78</text:p>
          </table:table-cell>
          <table:table-cell table:formula="of:=ROUND([.E52]-[.C53];2)" office:value-type="float" office:value="275969.15" calcext:value-type="float">
            <text:p>275969,15</text:p>
          </table:table-cell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11680" calcext:value-type="float">
            <text:p>11680</text:p>
          </table:table-cell>
          <table:table-cell office:value-type="float" office:value="8391.06" calcext:value-type="float">
            <text:p>8391,06</text:p>
          </table:table-cell>
          <table:table-cell office:value-type="float" office:value="3288.94" calcext:value-type="float">
            <text:p>3288,94</text:p>
          </table:table-cell>
          <table:table-cell table:formula="of:=ROUND([.E53]-[.C54];2)" office:value-type="float" office:value="267578.09" calcext:value-type="float">
            <text:p>267578,09</text:p>
          </table:table-cell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11680" calcext:value-type="float">
            <text:p>11680</text:p>
          </table:table-cell>
          <table:table-cell office:value-type="float" office:value="8703.65" calcext:value-type="float">
            <text:p>8703,65</text:p>
          </table:table-cell>
          <table:table-cell office:value-type="float" office:value="2976.35" calcext:value-type="float">
            <text:p>2976,35</text:p>
          </table:table-cell>
          <table:table-cell table:formula="of:=ROUND([.E54]-[.C55];2)" office:value-type="float" office:value="258874.44" calcext:value-type="float">
            <text:p>258874,44</text:p>
          </table:table-cell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11680" calcext:value-type="float">
            <text:p>11680</text:p>
          </table:table-cell>
          <table:table-cell office:value-type="float" office:value="8286.26" calcext:value-type="float">
            <text:p>8286,26</text:p>
          </table:table-cell>
          <table:table-cell office:value-type="float" office:value="3393.74" calcext:value-type="float">
            <text:p>3393,74</text:p>
          </table:table-cell>
          <table:table-cell table:formula="of:=ROUND([.E55]-[.C56];2)" office:value-type="float" office:value="250588.18" calcext:value-type="float">
            <text:p>250588,18</text:p>
          </table:table-cell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11680" calcext:value-type="float">
            <text:p>11680</text:p>
          </table:table-cell>
          <table:table-cell office:value-type="float" office:value="8892.64" calcext:value-type="float">
            <text:p>8892,64</text:p>
          </table:table-cell>
          <table:table-cell office:value-type="float" office:value="2787.36" calcext:value-type="float">
            <text:p>2787,36</text:p>
          </table:table-cell>
          <table:table-cell table:formula="of:=ROUND([.E56]-[.C57];2)" office:value-type="float" office:value="241695.54" calcext:value-type="float">
            <text:p>241695,54</text:p>
          </table:table-cell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office:value-type="float" office:value="11680" calcext:value-type="float">
            <text:p>11680</text:p>
          </table:table-cell>
          <table:table-cell office:value-type="float" office:value="8703.5" calcext:value-type="float">
            <text:p>8703,5</text:p>
          </table:table-cell>
          <table:table-cell office:value-type="float" office:value="2976.5" calcext:value-type="float">
            <text:p>2976,5</text:p>
          </table:table-cell>
          <table:table-cell table:formula="of:=ROUND([.E57]-[.C58];2)" office:value-type="float" office:value="232992.04" calcext:value-type="float">
            <text:p>232992,04</text:p>
          </table:table-cell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float" office:value="11680" calcext:value-type="float">
            <text:p>11680</text:p>
          </table:table-cell>
          <table:table-cell office:value-type="float" office:value="8718.13" calcext:value-type="float">
            <text:p>8718,13</text:p>
          </table:table-cell>
          <table:table-cell office:value-type="float" office:value="2961.87" calcext:value-type="float">
            <text:p>2961,87</text:p>
          </table:table-cell>
          <table:table-cell table:formula="of:=ROUND([.E58]-[.C59];2)" office:value-type="float" office:value="224273.91" calcext:value-type="float">
            <text:p>224273,91</text:p>
          </table:table-cell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11680" calcext:value-type="float">
            <text:p>11680</text:p>
          </table:table-cell>
          <table:table-cell office:value-type="float" office:value="9096.24" calcext:value-type="float">
            <text:p>9096,24</text:p>
          </table:table-cell>
          <table:table-cell office:value-type="float" office:value="2583.76" calcext:value-type="float">
            <text:p>2583,76</text:p>
          </table:table-cell>
          <table:table-cell table:formula="of:=ROUND([.E59]-[.C60];2)" office:value-type="float" office:value="215177.67" calcext:value-type="float">
            <text:p>215177,67</text:p>
          </table:table-cell>
        </table:table-row>
        <table:table-row table:style-name="ro1">
          <table:table-cell office:value-type="date" office:date-value="2023-09-15" calcext:value-type="date">
            <text:p>2023-09-15</text:p>
          </table:table-cell>
          <table:table-cell office:value-type="float" office:value="11680" calcext:value-type="float">
            <text:p>11680</text:p>
          </table:table-cell>
          <table:table-cell office:value-type="float" office:value="9030.08" calcext:value-type="float">
            <text:p>9030,08</text:p>
          </table:table-cell>
          <table:table-cell office:value-type="float" office:value="2649.92" calcext:value-type="float">
            <text:p>2649,92</text:p>
          </table:table-cell>
          <table:table-cell table:formula="of:=ROUND([.E60]-[.C61];2)" office:value-type="float" office:value="206147.59" calcext:value-type="float">
            <text:p>206147,59</text:p>
          </table:table-cell>
        </table:table-row>
        <table:table-row table:style-name="ro1">
          <table:table-cell office:value-type="date" office:date-value="2023-10-16" calcext:value-type="date">
            <text:p>2023-10-16</text:p>
          </table:table-cell>
          <table:table-cell office:value-type="float" office:value="11680" calcext:value-type="float">
            <text:p>11680</text:p>
          </table:table-cell>
          <table:table-cell office:value-type="float" office:value="9141.28" calcext:value-type="float">
            <text:p>9141,28</text:p>
          </table:table-cell>
          <table:table-cell office:value-type="float" office:value="2538.72" calcext:value-type="float">
            <text:p>2538,72</text:p>
          </table:table-cell>
          <table:table-cell table:formula="of:=ROUND([.E61]-[.C62];2)" office:value-type="float" office:value="197006.31" calcext:value-type="float">
            <text:p>197006,31</text:p>
          </table:table-cell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9332.12" calcext:value-type="float">
            <text:p>9332,12</text:p>
          </table:table-cell>
          <table:table-cell office:value-type="float" office:value="2347.88" calcext:value-type="float">
            <text:p>2347,88</text:p>
          </table:table-cell>
          <table:table-cell table:formula="of:=ROUND([.E62]-[.C63];2)" office:value-type="float" office:value="187674.19" calcext:value-type="float">
            <text:p>187674,19</text:p>
          </table:table-cell>
        </table:table-row>
        <table:table-row table:style-name="ro1">
          <table:table-cell office:value-type="date" office:date-value="2023-12-15" calcext:value-type="date">
            <text:p>2023-12-15</text:p>
          </table:table-cell>
          <table:table-cell office:value-type="float" office:value="11680" calcext:value-type="float">
            <text:p>11680</text:p>
          </table:table-cell>
          <table:table-cell office:value-type="float" office:value="9443.34" calcext:value-type="float">
            <text:p>9443,34</text:p>
          </table:table-cell>
          <table:table-cell office:value-type="float" office:value="2236.66" calcext:value-type="float">
            <text:p>2236,66</text:p>
          </table:table-cell>
          <table:table-cell table:formula="of:=ROUND([.E63]-[.C64];2)" office:value-type="float" office:value="178230.85" calcext:value-type="float">
            <text:p>178230,85</text:p>
          </table:table-cell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9487.98" calcext:value-type="float">
            <text:p>9487,98</text:p>
          </table:table-cell>
          <table:table-cell office:value-type="float" office:value="2192.02" calcext:value-type="float">
            <text:p>2192,02</text:p>
          </table:table-cell>
          <table:table-cell table:formula="of:=ROUND([.E64]-[.C65];2)" office:value-type="float" office:value="168742.87" calcext:value-type="float">
            <text:p>168742,87</text:p>
          </table:table-cell>
        </table:table-row>
        <table:table-row table:style-name="ro1">
          <table:table-cell office:value-type="date" office:date-value="2024-02-15" calcext:value-type="date">
            <text:p>2024-02-15</text:p>
          </table:table-cell>
          <table:table-cell office:value-type="float" office:value="11680" calcext:value-type="float">
            <text:p>11680</text:p>
          </table:table-cell>
          <table:table-cell office:value-type="float" office:value="9607.59" calcext:value-type="float">
            <text:p>9607,59</text:p>
          </table:table-cell>
          <table:table-cell office:value-type="float" office:value="2072.41" calcext:value-type="float">
            <text:p>2072,41</text:p>
          </table:table-cell>
          <table:table-cell table:formula="of:=ROUND([.E65]-[.C66];2)" office:value-type="float" office:value="159135.28" calcext:value-type="float">
            <text:p>159135,28</text:p>
          </table:table-cell>
        </table:table-row>
        <table:table-row table:style-name="ro1">
          <table:table-cell office:value-type="date" office:date-value="2024-03-15" calcext:value-type="date">
            <text:p>2024-03-15</text:p>
          </table:table-cell>
          <table:table-cell office:value-type="float" office:value="11680" calcext:value-type="float">
            <text:p>11680</text:p>
          </table:table-cell>
          <table:table-cell office:value-type="float" office:value="9851.68" calcext:value-type="float">
            <text:p>9851,68</text:p>
          </table:table-cell>
          <table:table-cell office:value-type="float" office:value="1828.32" calcext:value-type="float">
            <text:p>1828,32</text:p>
          </table:table-cell>
          <table:table-cell table:formula="of:=ROUND([.E66]-[.C67];2)" office:value-type="float" office:value="149283.6" calcext:value-type="float">
            <text:p>149283,6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1680" calcext:value-type="float">
            <text:p>11680</text:p>
          </table:table-cell>
          <table:table-cell office:value-type="float" office:value="9846.58" calcext:value-type="float">
            <text:p>9846,58</text:p>
          </table:table-cell>
          <table:table-cell office:value-type="float" office:value="1833.42" calcext:value-type="float">
            <text:p>1833,42</text:p>
          </table:table-cell>
          <table:table-cell table:formula="of:=ROUND([.E67]-[.C68];2)" office:value-type="float" office:value="139437.02" calcext:value-type="float">
            <text:p>139437,02</text:p>
          </table:table-cell>
        </table:table-row>
        <table:table-row table:style-name="ro1">
          <table:table-cell office:value-type="date" office:date-value="2024-05-15" calcext:value-type="date">
            <text:p>2024-05-15</text:p>
          </table:table-cell>
          <table:table-cell office:value-type="float" office:value="11680" calcext:value-type="float">
            <text:p>11680</text:p>
          </table:table-cell>
          <table:table-cell office:value-type="float" office:value="10022.76" calcext:value-type="float">
            <text:p>10022,76</text:p>
          </table:table-cell>
          <table:table-cell office:value-type="float" office:value="1657.24" calcext:value-type="float">
            <text:p>1657,24</text:p>
          </table:table-cell>
          <table:table-cell table:formula="of:=ROUND([.E68]-[.C69];2)" office:value-type="float" office:value="129414.26" calcext:value-type="float">
            <text:p>129414,26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1680" calcext:value-type="float">
            <text:p>11680</text:p>
          </table:table-cell>
          <table:table-cell office:value-type="float" office:value="9988.07" calcext:value-type="float">
            <text:p>9988,07</text:p>
          </table:table-cell>
          <table:table-cell office:value-type="float" office:value="1691.93" calcext:value-type="float">
            <text:p>1691,93</text:p>
          </table:table-cell>
          <table:table-cell table:formula="of:=ROUND([.E69]-[.C70];2)" office:value-type="float" office:value="119426.19" calcext:value-type="float">
            <text:p>119426,19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11680" calcext:value-type="float">
            <text:p>11680</text:p>
          </table:table-cell>
          <table:table-cell office:value-type="float" office:value="10355.22" calcext:value-type="float">
            <text:p>10355,22</text:p>
          </table:table-cell>
          <table:table-cell office:value-type="float" office:value="1324.78" calcext:value-type="float">
            <text:p>1324,78</text:p>
          </table:table-cell>
          <table:table-cell table:formula="of:=ROUND([.E70]-[.C71];2)" office:value-type="float" office:value="109070.97" calcext:value-type="float">
            <text:p>109070,97</text:p>
          </table:table-cell>
        </table:table-row>
        <table:table-row table:style-name="ro1">
          <table:table-cell office:value-type="date" office:date-value="2024-08-15" calcext:value-type="date">
            <text:p>2024-08-15</text:p>
          </table:table-cell>
          <table:table-cell office:value-type="float" office:value="11680" calcext:value-type="float">
            <text:p>11680</text:p>
          </table:table-cell>
          <table:table-cell office:value-type="float" office:value="10340.45" calcext:value-type="float">
            <text:p>10340,45</text:p>
          </table:table-cell>
          <table:table-cell office:value-type="float" office:value="1339.55" calcext:value-type="float">
            <text:p>1339,55</text:p>
          </table:table-cell>
          <table:table-cell table:formula="of:=ROUND([.E71]-[.C72];2)" office:value-type="float" office:value="98730.52" calcext:value-type="float">
            <text:p>98730,52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11680" calcext:value-type="float">
            <text:p>11680</text:p>
          </table:table-cell>
          <table:table-cell office:value-type="float" office:value="10428.34" calcext:value-type="float">
            <text:p>10428,34</text:p>
          </table:table-cell>
          <table:table-cell office:value-type="float" office:value="1251.66" calcext:value-type="float">
            <text:p>1251,66</text:p>
          </table:table-cell>
          <table:table-cell table:formula="of:=ROUND([.E72]-[.C73];2)" office:value-type="float" office:value="88302.18" calcext:value-type="float">
            <text:p>88302,18</text:p>
          </table:table-cell>
        </table:table-row>
        <table:table-row table:style-name="ro1">
          <table:table-cell office:value-type="date" office:date-value="2024-10-15" calcext:value-type="date">
            <text:p>2024-10-15</text:p>
          </table:table-cell>
          <table:table-cell office:value-type="float" office:value="11680" calcext:value-type="float">
            <text:p>11680</text:p>
          </table:table-cell>
          <table:table-cell office:value-type="float" office:value="10665.49" calcext:value-type="float">
            <text:p>10665,49</text:p>
          </table:table-cell>
          <table:table-cell office:value-type="float" office:value="1014.51" calcext:value-type="float">
            <text:p>1014,51</text:p>
          </table:table-cell>
          <table:table-cell table:formula="of:=ROUND([.E73]-[.C74];2)" office:value-type="float" office:value="77636.69" calcext:value-type="float">
            <text:p>77636,69</text:p>
          </table:table-cell>
        </table:table-row>
        <table:table-row table:style-name="ro1">
          <table:table-cell office:value-type="date" office:date-value="2024-11-15" calcext:value-type="date">
            <text:p>2024-1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10726.51" calcext:value-type="float">
            <text:p>10726,51</text:p>
          </table:table-cell>
          <table:table-cell office:value-type="float" office:value="953.49" calcext:value-type="float">
            <text:p>953,49</text:p>
          </table:table-cell>
          <table:table-cell table:formula="of:=ROUND([.E74]-[.C75];2)" office:value-type="float" office:value="66910.18" calcext:value-type="float">
            <text:p>66910,18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11680" calcext:value-type="float">
            <text:p>11680</text:p>
          </table:table-cell>
          <table:table-cell office:value-type="float" office:value="10858.25" calcext:value-type="float">
            <text:p>10858,25</text:p>
          </table:table-cell>
          <table:table-cell office:value-type="float" office:value="821.75" calcext:value-type="float">
            <text:p>821,75</text:p>
          </table:table-cell>
          <table:table-cell table:formula="of:=ROUND([.E75]-[.C76];2)" office:value-type="float" office:value="56051.93" calcext:value-type="float">
            <text:p>56051,93</text:p>
          </table:table-cell>
        </table:table-row>
        <table:table-row table:style-name="ro1">
          <table:table-cell office:value-type="date" office:date-value="2025-01-15" calcext:value-type="date">
            <text:p>2025-01-15</text:p>
          </table:table-cell>
          <table:table-cell office:value-type="float" office:value="11680" calcext:value-type="float">
            <text:p>11680</text:p>
          </table:table-cell>
          <table:table-cell office:value-type="float" office:value="11012.89" calcext:value-type="float">
            <text:p>11012,89</text:p>
          </table:table-cell>
          <table:table-cell office:value-type="float" office:value="667.11" calcext:value-type="float">
            <text:p>667,11</text:p>
          </table:table-cell>
          <table:table-cell table:formula="of:=ROUND([.E76]-[.C77];2)" office:value-type="float" office:value="45039.04" calcext:value-type="float">
            <text:p>45039,04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11680" calcext:value-type="float">
            <text:p>11680</text:p>
          </table:table-cell>
          <table:table-cell office:value-type="float" office:value="11089.55" calcext:value-type="float">
            <text:p>11089,55</text:p>
          </table:table-cell>
          <table:table-cell office:value-type="float" office:value="590.45" calcext:value-type="float">
            <text:p>590,45</text:p>
          </table:table-cell>
          <table:table-cell table:formula="of:=ROUND([.E77]-[.C78];2)" office:value-type="float" office:value="33949.49" calcext:value-type="float">
            <text:p>33949,49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11680" calcext:value-type="float">
            <text:p>11680</text:p>
          </table:table-cell>
          <table:table-cell office:value-type="float" office:value="11302.37" calcext:value-type="float">
            <text:p>11302,37</text:p>
          </table:table-cell>
          <table:table-cell office:value-type="float" office:value="377.63" calcext:value-type="float">
            <text:p>377,63</text:p>
          </table:table-cell>
          <table:table-cell table:formula="of:=ROUND([.E78]-[.C79];2)" office:value-type="float" office:value="22647.12" calcext:value-type="float">
            <text:p>22647,12</text:p>
          </table:table-cell>
        </table:table-row>
        <table:table-row table:style-name="ro1">
          <table:table-cell office:value-type="date" office:date-value="2025-04-15" calcext:value-type="date">
            <text:p>2025-04-15</text:p>
          </table:table-cell>
          <table:table-cell office:value-type="float" office:value="11680" calcext:value-type="float">
            <text:p>11680</text:p>
          </table:table-cell>
          <table:table-cell office:value-type="float" office:value="11419.09" calcext:value-type="float">
            <text:p>11419,09</text:p>
          </table:table-cell>
          <table:table-cell office:value-type="float" office:value="260.91" calcext:value-type="float">
            <text:p>260,91</text:p>
          </table:table-cell>
          <table:table-cell table:formula="of:=ROUND([.E79]-[.C80];2)" office:value-type="float" office:value="11228.03" calcext:value-type="float">
            <text:p>11228,03</text:p>
          </table:table-cell>
        </table:table-row>
        <table:table-row table:style-name="ro1">
          <table:table-cell office:value-type="date" office:date-value="2025-05-15" calcext:value-type="date">
            <text:p>2025-05-15</text:p>
          </table:table-cell>
          <table:table-cell office:value-type="float" office:value="11361.85" calcext:value-type="float">
            <text:p>11361,85</text:p>
          </table:table-cell>
          <table:table-cell office:value-type="float" office:value="11228.03" calcext:value-type="float">
            <text:p>11228,03</text:p>
          </table:table-cell>
          <table:table-cell office:value-type="float" office:value="133.82" calcext:value-type="float">
            <text:p>133,82</text:p>
          </table:table-cell>
          <table:table-cell table:formula="of:=ROUND([.E80]-[.C81];2)" office:value-type="float" office:value="0" calcext:value-type="float">
            <text:p>0</text:p>
          </table:table-cell>
        </table:table-row>
      </table:table>
      <table:table table:name="CALCULATION TABL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MOUNT</text:p>
          </table:table-cell>
          <table:table-cell/>
        </table:table-row>
        <table:table-row table:style-name="ro1">
          <table:table-cell table:style-name="ce1" table:formula="of:=[$'INPUT DATA'.B6]" office:value-type="date" office:date-value="2019-06-17" calcext:value-type="date">
            <text:p>2019-06-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TERESTS</text:p>
          </table:table-cell>
          <table:table-cell table:formula="of:=ROUND([$'INPUT DATA'.E9]*[$'INPUT DATA'.B5]/365*(DAYS([$'INPUT DATA'.A10];[$'INPUT DATA'.A9])+1);2)" office:value-type="float" office:value="8703.19" calcext:value-type="float">
            <text:p>8703,1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percentage-style style:name="N109">
      <number:number number:decimal-places="4" loext:min-decimal-places="4" number:min-integer-digits="1"/>
      <number:text>%</number:text>
    </number:percentage-style>
    <number:percentage-style style:name="N110">
      <number:number number:decimal-places="9" loext:min-decimal-places="9" number:min-integer-digits="1"/>
      <number:text>%</number:text>
    </number:percentage-style>
    <number:number-style style:name="N111">
      <number:number number:decimal-places="20" loext:min-decimal-places="20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6" loext:min-decimal-places="6"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5P0"/>
    </number:currency-style>
    <number:number-style style:name="N10107" number:language="ru" number:country="RU">
      <number:number number:decimal-places="12" loext:min-decimal-places="12" number:min-integer-digits="1" number:grouping="true"/>
    </number:number-style>
    <number:number-style style:name="N10108" number:language="ru" number:country="RU">
      <number:text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3">00.00.0000</text:date>, <text:time style:data-style-name="N2" text:time-value="10:12:50.54458219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ячеслав Владимирович Борисов</meta:initial-creator>
    <meta:creation-date>2019-10-15T07:50:04.067038591</meta:creation-date>
    <dc:date>2020-01-23T10:15:59.273227285</dc:date>
    <meta:editing-duration>PT4H30M59S</meta:editing-duration>
    <meta:editing-cycles>24</meta:editing-cycles>
    <meta:generator>LibreOffice/5.2.3.3$Linux_X86_64 LibreOffice_project/20m0$Build-3</meta:generator>
    <meta:document-statistic meta:table-count="2" meta:cell-count="394" meta:object-count="0"/>
  </office:meta>
</office:document-meta>
</file>